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16.88cm" style:rel-column-width="9570*"/>
    </style:style>
    <style:style style:name="Tableau1.B" style:family="table-column">
      <style:table-column-properties style:column-width="0.132cm" style:rel-column-width="7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2" style:family="table">
      <style:table-properties style:width="20.789cm" fo:margin-left="0cm" fo:margin-right="-4.103cm" table:align="margins"/>
    </style:style>
    <style:style style:name="Tableau2.A" style:family="table-column">
      <style:table-column-properties style:column-width="6.957cm" style:rel-column-width="2354*"/>
    </style:style>
    <style:style style:name="Tableau2.B" style:family="table-column">
      <style:table-column-properties style:column-width="13.832cm" style:rel-column-width="4681*"/>
    </style:style>
    <style:style style:name="Tableau2.1" style:family="table-row">
      <style:table-row-properties style:min-row-height="1.429cm"/>
    </style:style>
    <style:style style:name="Tableau2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9999ff" fo:padding="0.097cm" fo:border="0.002cm solid #000000">
        <style:background-image/>
      </style:table-cell-properties>
    </style:style>
    <style:style style:name="Tableau2.A2" style:family="table-cell">
      <style:table-cell-properties fo:background-color="#66ffff" fo:padding="0.097cm" fo:border-left="0.002cm solid #000000" fo:border-right="none" fo:border-top="none" fo:border-bottom="0.002cm solid #000000">
        <style:background-image/>
      </style:table-cell-properties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4" style:family="table-row">
      <style:table-row-properties style:min-row-height="0.942cm"/>
    </style:style>
    <style:style style:name="P1" style:family="paragraph" style:parent-style-name="Table_20_Contents">
      <style:paragraph-properties fo:line-height="150%" fo:text-align="start" style:justify-single-word="false"/>
      <style:text-properties fo:color="#ffffff" style:font-name="Arial Black" fo:text-shadow="1pt 1pt" fo:font-weight="normal" style:font-weight-asian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ffffff" style:font-name="Arial Black" fo:text-shadow="1pt 1pt" fo:font-weight="bold" style:font-weight-asian="bold" style:font-weight-complex="bold"/>
    </style:style>
    <style:style style:name="P3" style:family="paragraph" style:parent-style-name="Table_20_Contents"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Table_20_Contents" style:list-style-name="L1"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Table_20_Contents" style:list-style-name="L2"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Table_20_Contents" style:list-style-name="L3"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Table_20_Contents" style:list-style-name="L3">
      <style:paragraph-properties>
        <style:tab-stops>
          <style:tab-stop style:position="10.319cm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8" style:family="paragraph" style:parent-style-name="Table_20_Contents" style:list-style-name="L5">
      <style:text-properties fo:font-size="14pt" fo:font-style="italic" style:font-size-asian="14pt" style:font-style-asian="italic" style:font-size-complex="14pt" style:font-style-complex="italic"/>
    </style:style>
    <style:style style:name="P9" style:family="paragraph" style:parent-style-name="Table_20_Contents">
      <style:paragraph-properties fo:line-height="150%" fo:text-align="center" style:justify-single-word="false" fo:background-color="#aecf00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Arial Black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1"><text:s/>INTITULE</text:p>
                </table:table-cell>
                <table:table-cell table:style-name="Tableau2.B1" office:value-type="string">
                  <text:p text:style-name="P2"><text:s text:c="3"/>LISTE DES EXPERIENCES</text:p>
                </table:table-cell>
              </table:table-row>
              <table:table-row>
                <table:table-cell table:style-name="Tableau2.A2" office:value-type="string">
                  <text:p text:style-name="P9">JOB</text:p>
                </table:table-cell>
                <table:table-cell table:style-name="Tableau2.B2" office:value-type="string">
                  <text:list xml:id="list7784556202085952613" text:style-name="L1">
                    <text:list-item>
                      <text:p text:style-name="P4">Agent d'Exploitation Parking</text:p>
                      <text:p text:style-name="P4"/>
                    </text:list-item>
                    <text:list-item>
                      <text:p text:style-name="P4">Agent de Production Pièces Automobiles</text:p>
                      <text:p text:style-name="P4"/>
                    </text:list-item>
                    <text:list-item>
                      <text:p text:style-name="P4">Vendeur de produits électroménagers</text:p>
                      <text:p text:style-name="P4"/>
                    </text:list-item>
                    <text:list-item>
                      <text:p text:style-name="P4">Technicien câblage Répartiteur Télécom</text:p>
                    </text:list-item>
                  </text:list>
                  <text:p text:style-name="P3"/>
                </table:table-cell>
              </table:table-row>
              <table:table-row>
                <table:table-cell table:style-name="Tableau2.A2" office:value-type="string">
                  <text:p text:style-name="P9">STAGE</text:p>
                </table:table-cell>
                <table:table-cell table:style-name="Tableau2.B2" office:value-type="string">
                  <text:list xml:id="list6470171276893186130" text:style-name="L2">
                    <text:list-item>
                      <text:p text:style-name="P5"><text:s/>Agent de maintenance Réseaux PABX</text:p>
                      <text:p text:style-name="P5"/>
                    </text:list-item>
                    <text:list-item>
                      <text:p text:style-name="P5">Agent de maintenance Réseaux Cité des </text:p>
                      <text:p text:style-name="P5">Sciences</text:p>
                    </text:list-item>
                  </text:list>
                </table:table-cell>
              </table:table-row>
              <table:table-row table:style-name="Tableau2.4">
                <table:table-cell table:style-name="Tableau2.A2" office:value-type="string">
                  <text:p text:style-name="P9">VIE ETUDIANTE</text:p>
                </table:table-cell>
                <table:table-cell table:style-name="Tableau2.B2" office:value-type="string">
                  <text:list xml:id="list8704209699363148961" text:style-name="L3">
                    <text:list-item>
                      <text:p text:style-name="P6">Réceptionniste CROUS Versailles</text:p>
                      <text:p text:style-name="P6"/>
                    </text:list-item>
                    <text:list-item>
                      <text:p text:style-name="P7">Groupe entraide «impayés Étudiants </text:p>
                      <text:p text:style-name="P7">étrangers »</text:p>
                    </text:list-item>
                  </text:list>
                </table:table-cell>
              </table:table-row>
              <table:table-row>
                <table:table-cell table:style-name="Tableau2.A2" office:value-type="string">
                  <text:p text:style-name="P9">VOYAGE</text:p>
                </table:table-cell>
                <table:table-cell table:style-name="Tableau2.B2" office:value-type="string">
                  <text:list xml:id="list8773245224526102609" text:style-name="L5">
                    <text:list-item>
                      <text:p text:style-name="P8">Séjour inoubliable à Dakar</text:p>
                      <text:p text:style-name="P8"/>
                    </text:list-item>
                  </text:list>
                </table:table-cell>
              </table:table-row>
              <table:table-row>
                <table:table-cell table:style-name="Tableau2.A2" office:value-type="string">
                  <text:p text:style-name="P9">Activité Culturelle et Loisirs</text:p>
                </table:table-cell>
                <table:table-cell table:style-name="Tableau2.B2" office:value-type="string">
                  <text:list xml:id="list35313564" text:continue-numbering="true" text:style-name="L5">
                    <text:list-item>
                      <text:p text:style-name="P8">Organisations de fêtes culturelles diverses</text:p>
                      <text:p text:style-name="P8"/>
                    </text:list-item>
                  </text:list>
                </table:table-cell>
              </table:table-row>
            </table:table>
            <text:p text:style-name="Table_20_Contents"/>
          </table:table-cell>
          <table:table-cell table:style-name="Tableau1.B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3:33:08.31</meta:creation-date>
    <meta:document-statistic meta:table-count="2" meta:image-count="0" meta:object-count="0" meta:page-count="1" meta:paragraph-count="19" meta:word-count="71" meta:character-count="467"/>
    <dc:date>2018-03-15T15:12:03.53</dc:date>
    <meta:editing-duration>PT7M45S</meta:editing-duration>
    <meta:editing-cycles>1</meta:editing-cycles>
    <meta:generator>OpenOffice/4.1.4$Win32 OpenOffice.org_project/414m5$Build-9788</meta:generator>
  </office:meta>
</office:document-meta>
</file>